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4000001064315DF933FD8D8FD.png" manifest:media-type="image/png"/>
  <manifest:file-entry manifest:full-path="Pictures/100000000000021500000090E6C54C157A9C6046.png" manifest:media-type="image/png"/>
  <manifest:file-entry manifest:full-path="Pictures/100000000000020A00000086A68E4F1C2330C757.png" manifest:media-type="image/png"/>
  <manifest:file-entry manifest:full-path="Pictures/100000000000038700000100B2765C5A12DB0618.png" manifest:media-type="image/png"/>
  <manifest:file-entry manifest:full-path="Pictures/100000000000023F00000085F67717418FE275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57d" officeooo:paragraph-rsid="0011c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<draw:frame draw:style-name="fr2" draw:name="Imagen4" text:anchor-type="char" svg:width="17cm" svg:height="5.226cm" draw:z-index="3"><draw:image xlink:href="Pictures/1000000000000354000001064315DF933FD8D8FD.png" xlink:type="simple" xlink:show="embed" xlink:actuate="onLoad" draw:mime-type="image/png"/></draw:frame></text:p>
      <text:p text:style-name="P1"><draw:frame draw:style-name="fr1" draw:name="Imagen5" text:anchor-type="char" svg:x="0.092cm" svg:y="0.222cm" svg:width="11.049cm" svg:height="2.836cm" draw:z-index="4"><draw:image xlink:href="Pictures/100000000000020A00000086A68E4F1C2330C7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><draw:frame draw:style-name="fr1" draw:name="Imagen3" text:anchor-type="char" svg:x="0.132cm" svg:y="0.249cm" svg:width="17cm" svg:height="4.819cm" draw:z-index="2"><draw:image xlink:href="Pictures/100000000000038700000100B2765C5A12DB0618.png" xlink:type="simple" xlink:show="embed" xlink:actuate="onLoad" draw:mime-type="image/png"/></draw:frame></text:p>
      <text:p text:style-name="P1">Consultas para los dos propietarios de la tabla:</text:p>
      <text:p text:style-name="P1"><draw:frame draw:style-name="fr1" draw:name="Imagen1" text:anchor-type="char" svg:x="0.028cm" svg:y="0.349cm" svg:width="11.282cm" svg:height="3.048cm" draw:z-index="0"><draw:image xlink:href="Pictures/100000000000021500000090E6C54C157A9C60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2" text:anchor-type="char" svg:x="0.007cm" svg:y="1.97cm" svg:width="12.171cm" svg:height="2.815cm" draw:z-index="1"><draw:image xlink:href="Pictures/100000000000023F00000085F67717418FE275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5:56.887000000</meta:creation-date>
    <dc:date>2024-04-05T09:59:13.074000000</dc:date>
    <meta:editing-duration>PT3M18S</meta:editing-duration>
    <meta:editing-cycles>1</meta:editing-cycles>
    <meta:document-statistic meta:table-count="0" meta:image-count="5" meta:object-count="0" meta:page-count="1" meta:paragraph-count="3" meta:word-count="10" meta:character-count="52" meta:non-whitespace-character-count="45"/>
    <meta:generator>LibreOffice/7.6.0.3$Windows_X86_64 LibreOffice_project/69edd8b8ebc41d00b4de3915dc82f8f0fc3b6265</meta:generator>
  </office:meta>
</office:document-meta>
</file>